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132in" fo:margin-left="-0.4174in" fo:break-before="auto" fo:break-after="auto" table:align="left" style:writing-mode="lr-tb"/>
    </style:style>
    <style:style style:name="Table1.A" style:family="table-column">
      <style:table-column-properties style:column-width="6.7132in"/>
    </style:style>
    <style:style style:name="Table1.1" style:family="table-row">
      <style:table-row-properties style:min-row-height="1.0521in"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2" style:family="table-row">
      <style:table-row-properties style:min-row-height="0.8764in" fo:keep-together="auto"/>
    </style:style>
    <style:style style:name="Table1.3" style:family="table-row">
      <style:table-row-properties style:min-row-height="0.4861in" fo:keep-together="auto"/>
    </style:style>
    <style:style style:name="Table1.5" style:family="table-row">
      <style:table-row-properties style:min-row-height="0.7007in" fo:keep-together="auto"/>
    </style:style>
    <style:style style:name="Table1.A5" style:family="table-cell">
      <style:table-cell-properties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Table1.6" style:family="table-row">
      <style:table-row-properties style:min-row-height="0.3736in" fo:keep-together="auto"/>
    </style:style>
    <style:style style:name="Table1.A6" style:family="table-cell">
      <style:table-cell-properties style:vertical-align="middle"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Table1.7" style:family="table-row">
      <style:table-row-properties style:min-row-height="1.275in" fo:keep-together="auto"/>
    </style:style>
    <style:style style:name="Table1.8" style:family="table-row">
      <style:table-row-properties style:min-row-height="1.25in" fo:keep-together="auto"/>
    </style:style>
    <style:style style:name="Table1.10" style:family="table-row">
      <style:table-row-properties style:min-row-height="0.9778in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P2" style:family="paragraph" style:parent-style-name="Standard">
      <style:paragraph-properties fo:margin-top="0in" fo:margin-bottom="0in" fo:line-height="100%"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in" fo:margin-bottom="0in" fo:line-height="100%"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fo:line-height="100%" fo:text-align="justify" style:justify-single-word="false"/>
    </style:style>
    <style:style style:name="P6" style:family="paragraph" style:parent-style-name="Standard">
      <style:paragraph-properties fo:margin-top="0in" fo:margin-bottom="0in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13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14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in" fo:margin-bottom="0in" fo:line-height="100%"/>
      <style:text-properties fo:color="#000000" style:font-name="Arial1" fo:font-size="10pt" fo:font-weight="bold" fo:background-color="#f2f2f2" style:font-name-asian="Times New Roman1" style:font-size-asian="10pt" style:language-asian="pt" style:country-asian="BR" style:font-weight-asian="bold" style:font-name-complex="Arial2" style:font-size-complex="10pt"/>
    </style:style>
    <style:style style:name="P16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8" style:family="paragraph" style:parent-style-name="List_20_Paragraph">
      <style:paragraph-properties fo:margin-top="0in" fo:margin-bottom="0in" fo:line-height="100%"/>
      <style:text-properties style:font-name="Arial1" fo:font-size="10pt" style:font-size-asian="10pt" style:language-asian="pt" style:country-asian="BR" style:font-name-complex="Arial2" style:font-size-complex="10pt"/>
    </style:style>
    <style:style style:name="P19" style:family="paragraph" style:parent-style-name="Normal">
      <style:paragraph-properties fo:margin-top="0in" fo:margin-bottom="0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1.4752in" fo:margin-right="0in" fo:margin-top="0in" fo:margin-bottom="0in" fo:line-height="100%" fo:text-align="center" style:justify-single-word="false" fo:text-indent="-1.4752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1" style:family="paragraph" style:parent-style-name="Standard">
      <style:paragraph-properties fo:margin-left="0.4917in" fo:margin-right="0in" fo:margin-top="0in" fo:margin-bottom="0in" fo:line-height="100%" fo:text-align="center" style:justify-single-word="false" fo:text-indent="-0.4917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25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6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#ffff00" style:font-size-asian="10pt" style:font-weight-asian="normal" style:font-name-complex="Arial2" style:font-size-complex="10pt" style:font-weight-complex="normal"/>
    </style:style>
    <style:style style:name="P27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</style:style>
    <style:style style:name="P30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in"/>
        </style:tab-stops>
      </style:paragraph-properties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31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2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3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3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in" fo:margin-right="0.1209in" fo:margin-top="0in" fo:margin-bottom="0in" fo:line-height="100%" fo:text-align="justify" style:justify-single-word="false" fo:text-indent="0in" style:auto-text-indent="false"/>
    </style:style>
    <style:style style:name="P36" style:family="paragraph" style:parent-style-name="Standard">
      <style:paragraph-properties fo:margin-left="0in" fo:margin-right="0.1209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37" style:family="paragraph" style:parent-style-name="List_20_Paragraph">
      <style:paragraph-properties fo:margin-left="0in" fo:margin-right="0.1209in" fo:margin-top="0in" fo:margin-bottom="0in" fo:line-height="100%" fo:text-align="justify" style:justify-single-word="false" fo:text-indent="0in" style:auto-text-indent="false"/>
    </style:style>
    <style:style style:name="P38" style:family="paragraph" style:parent-style-name="List_20_Paragraph">
      <style:paragraph-properties fo:margin-left="0in" fo:margin-right="0.1209in" fo:margin-top="0in" fo:margin-bottom="0in" fo:line-height="100%" fo:text-indent="0in" style:auto-text-indent="false">
        <style:tab-stops>
          <style:tab-stop style:position="0in"/>
        </style:tab-stops>
      </style:paragraph-properties>
    </style:style>
    <style:style style:name="P39" style:family="paragraph" style:parent-style-name="List_20_Paragraph">
      <style:paragraph-properties fo:margin-left="0in" fo:margin-right="0.1209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40" style:family="paragraph" style:parent-style-name="List_20_Paragraph">
      <style:paragraph-properties fo:margin-left="0in" fo:margin-right="0.1209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#ffff00" style:font-size-asian="10pt" style:language-asian="pt" style:country-asian="BR" style:font-weight-asian="normal" style:font-name-complex="Arial2" style:font-size-complex="10pt" style:font-weight-complex="normal"/>
    </style:style>
    <style:style style:name="P41" style:family="paragraph" style:parent-style-name="List_20_Paragraph">
      <style:paragraph-properties fo:margin-left="0in" fo:margin-right="0.1209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2" style:family="paragraph" style:parent-style-name="List_20_Paragraph">
      <style:paragraph-properties fo:margin-left="0in" fo:margin-right="0.1209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3" style:family="paragraph" style:parent-style-name="List_20_Paragraph">
      <style:paragraph-properties fo:margin-left="0in" fo:margin-right="0.1209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4" style:family="paragraph" style:parent-style-name="Body_20_Text_20_3">
      <style:paragraph-properties fo:margin-left="0in" fo:margin-right="0.1209in" fo:text-indent="0in" style:auto-text-indent="false"/>
    </style:style>
    <style:style style:name="P45" style:family="paragraph" style:parent-style-name="Standard">
      <style:paragraph-properties fo:margin-left="0in" fo:margin-right="0.022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6" style:family="paragraph" style:parent-style-name="List_20_Paragraph">
      <style:paragraph-properties fo:margin-left="0in" fo:margin-right="0.122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pt" fo:country="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47" style:family="paragraph" style:parent-style-name="List_20_Paragraph">
      <style:paragraph-properties fo:margin-left="0in" fo:margin-right="0.122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pt" fo:country="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8" style:family="paragraph" style:parent-style-name="List_20_Paragraph">
      <style:paragraph-properties fo:margin-left="0in" fo:margin-right="0.122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49" style:family="paragraph" style:parent-style-name="Body_20_Text_20_3">
      <style:paragraph-properties fo:margin-left="0in" fo:margin-right="0.122in" fo:text-indent="0in" style:auto-text-indent="false"/>
    </style:style>
    <style:style style:name="P50" style:family="paragraph" style:parent-style-name="Body_20_Text_20_3">
      <style:paragraph-properties fo:margin-left="0in" fo:margin-right="0.122in" fo:text-indent="0in" style:auto-text-indent="false"/>
      <style:text-properties style:font-name="Arial1" fo:font-size="10pt" fo:font-weight="bold" style:font-size-asian="10pt" style:font-weight-asian="bold" style:font-name-complex="Arial2" style:font-weight-complex="bold"/>
    </style:style>
    <style:style style:name="P51" style:family="paragraph" style:parent-style-name="List_20_Paragraph">
      <style:paragraph-properties fo:margin-left="0.0457in" fo:margin-right="0.1209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52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fo:color="#000000" style:font-name="Arial1" fo:font-size="10pt" fo:language="pt" fo:country="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3" style:family="paragraph" style:parent-style-name="Normal">
      <style:paragraph-properties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54" style:family="paragraph" style:parent-style-name="Normal">
      <style:paragraph-properties fo:margin-left="0in" fo:margin-right="-0.3937in" fo:margin-top="0in" fo:margin-bottom="0in" fo:line-height="100%" fo:text-align="justify" style:justify-single-word="false" fo:text-indent="0in" style:auto-text-indent="false" style:text-autospace="none"/>
    </style:style>
    <style:style style:name="P55" style:family="paragraph" style:parent-style-name="Body_20_Text_20_3">
      <style:text-properties style:font-name="Arial1" fo:font-size="10pt" fo:language="pt" fo:country="PT" style:font-size-asian="10pt" style:font-name-complex="Arial2" style:font-weight-complex="bold"/>
    </style:style>
    <style:style style:name="P56" style:family="paragraph" style:parent-style-name="Body_20_Text_20_3">
      <style:paragraph-properties fo:margin-left="0.248in" fo:margin-right="0.1209in" fo:text-indent="0in" style:auto-text-indent="false"/>
      <style:text-properties style:font-name="Arial1" fo:font-size="10pt" fo:language="pt" fo:country="PT" style:font-size-asian="10pt" style:font-name-complex="Arial2" style:font-weight-complex="bold"/>
    </style:style>
    <style:style style:name="P57" style:family="paragraph" style:parent-style-name="Body_20_Text_20_3">
      <style:paragraph-properties fo:margin-left="0.248in" fo:margin-right="0.1209in" fo:text-indent="0in" style:auto-text-indent="false"/>
      <style:text-properties fo:color="#000000" style:font-name="Arial1" fo:font-size="10pt" fo:language="pt" fo:country="PT" fo:font-weight="bold" style:font-size-asian="10pt" style:font-weight-asian="bold" style:font-name-complex="Arial2" style:font-weight-complex="bold"/>
    </style:style>
    <style:style style:name="P58" style:family="paragraph" style:parent-style-name="Body_20_Text_20_3">
      <style:paragraph-properties fo:margin-left="0.248in" fo:margin-right="0.122in" fo:text-indent="0in" style:auto-text-indent="false"/>
      <style:text-properties style:font-name="Arial1" fo:font-size="10pt" fo:language="pt" fo:country="PT" style:font-size-asian="10pt" style:font-name-complex="Arial2" style:font-weight-complex="bold"/>
    </style:style>
    <style:style style:name="P59" style:family="paragraph" style:parent-style-name="Body_20_Text_20_3">
      <style:paragraph-properties fo:margin-left="0.248in" fo:margin-right="0in" fo:text-indent="0in" style:auto-text-indent="false"/>
      <style:text-properties style:font-name="Arial1" fo:font-size="10pt" fo:language="pt" fo:country="PT" style:font-size-asian="10pt" style:font-name-complex="Arial2" style:font-weight-complex="bold"/>
    </style:style>
    <style:style style:name="P60" style:family="paragraph" style:parent-style-name="Body_20_Text_20_3">
      <style:paragraph-properties fo:margin-top="0.0835in" fo:margin-bottom="0.0835in"/>
    </style:style>
    <style:style style:name="P61" style:family="paragraph" style:parent-style-name="Body_20_Text_20_3">
      <style:paragraph-properties fo:margin-top="0.0835in" fo:margin-bottom="0.0835in"/>
      <style:text-properties style:font-name="Arial1" fo:font-size="10pt" fo:language="pt" fo:country="PT" style:font-size-asian="10pt" style:font-name-complex="Arial2" style:font-weight-complex="bold"/>
    </style:style>
    <style:style style:name="P62" style:family="paragraph" style:parent-style-name="Standard" style:master-page-name="Standard">
      <style:paragraph-properties fo:margin-top="0in" fo:margin-bottom="0in" fo:line-height="100%" fo:text-align="center" style:justify-single-word="false" style:page-number="auto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Tahoma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T2" style:family="text">
      <style:text-properties style:font-name="Arial1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T3" style:family="text">
      <style:text-properties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weight-complex="bold"/>
    </style:style>
    <style:style style:name="T5" style:family="text">
      <style:text-properties style:font-name="Arial1" fo:font-size="10pt" style:font-size-asian="10pt" style:font-name-complex="Arial2" style:font-weight-complex="bold"/>
    </style:style>
    <style:style style:name="T6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7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9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language="pt" fo:country="PT" style:font-size-asian="10pt" style:font-name-complex="Arial2" style:font-weight-complex="bold"/>
    </style:style>
    <style:style style:name="T11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12" style:family="text">
      <style:text-properties style:font-name="Arial1" fo:font-size="10pt" fo:language="pt" fo:country="PT" fo:font-weight="bold" style:font-size-asian="10pt" style:font-weight-asian="bold" style:font-name-complex="Arial2" style:font-weight-complex="bold"/>
    </style:style>
    <style:style style:name="T13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weight-complex="bold"/>
    </style:style>
    <style:style style:name="T14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15" style:family="text">
      <style:text-properties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16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17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18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19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20" style:family="text"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1" style:family="text">
      <style:text-properties style:font-name="Arial1" fo:font-size="10pt" fo:language="en" fo:country="US" fo:background-color="#ffff00" style:font-size-asian="10pt" style:font-name-complex="Arial2" style:font-size-complex="10pt"/>
    </style:style>
    <style:style style:name="T22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3" style:family="text"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24" style:family="text">
      <style:text-properties style:font-name="Arial"/>
    </style:style>
    <style:style style:name="T25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27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28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29" style:family="text"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30" style:family="text"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1" style:family="text">
      <style:text-properties fo:color="#000000" style:font-name="Arial1" fo:font-size="10pt" fo:language="es" fo:country="PY" fo:font-style="italic" fo:font-weight="normal" fo:background-color="#33cc66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32" style:family="text">
      <style:text-properties fo:color="#000000" style:font-name="Arial" fo:font-size="10pt" fo:language="es" fo:country="PY" fo:font-style="italic" fo:font-weight="normal" fo:background-color="#94bd5e" style:font-name-asian="Times New Roman1" style:font-size-asian="10pt" style:language-asian="pt" style:country-asian="BR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color="#000000" style:font-name="Arial" fo:font-size="10pt" fo:font-weight="normal" fo:background-color="transparent" style:font-name-asian="Times New Roman1" style:font-size-asian="10pt" style:language-asian="pt" style:country-asian="BR" style:font-weight-asian="normal" style:font-name-complex="Arial" style:font-size-complex="10pt" style:font-weight-complex="normal"/>
    </style:style>
    <style:style style:name="T34" style:family="text"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35" style:family="text">
      <style:text-properties fo:color="#ff0000" style:font-name="Arial1" fo:font-size="10pt" fo:language="pt" fo:country="PT" fo:font-weight="bold" style:font-size-asian="10pt" style:font-weight-asian="bold" style:font-name-complex="Arial2" style:font-weight-complex="bold"/>
    </style:style>
    <style:style style:name="T36" style:family="text">
      <style:text-properties fo:language="es" fo:country="PY" fo:font-style="italic" fo:font-weight="normal" fo:background-color="#33cc66" style:font-style-asian="italic" style:font-weight-asian="normal" style:font-style-complex="italic" style:font-weight-complex="normal"/>
    </style:style>
    <style:style style:name="T37" style:family="text">
      <style:text-properties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3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2">INFORMAÇÕES E DOCUMENTOS EXIGIDOS ANEXOS AO RELATÓRIO TÉCNICO </text:p>
      <text:p text:style-name="P3"><text:span text:style-name="T7">ANEXO II, ITEM 16 DO DECRETO 4.074/02 E ALTERADO PELO </text:span><text:span text:style-name="T25">DECRETO 5.981/06</text:span></text:p>
      <text:p text:style-name="P2"/>
      <text:p text:style-name="P20"/>
      <text:p text:style-name="P21"/>
      <text:p text:style-name="P20">PRODUTO TÉCNICO EQUIVALENTE</text:p>
      <text:p text:style-name="P7"/>
      <text:p text:style-name="P14">FASE I</text:p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/>
            <text:p text:style-name="P36">16.1. Declaração única do registrante sobre a composição qualitativa e quantitativa do produto, elaborada com base no(s) laudo(s) laboratorial(is) das análises de cinco bateladas de cada fabricante. (Anexo 16.1)<text:bookmark text:name="_GoBack"/></text:p>
            <text:p text:style-name="P56"/>
            <text:p text:style-name="P50">Segue anexo:</text:p>
            <text:p text:style-name="P58"/>
            <text:p text:style-name="P49"><text:span text:style-name="T12">“Declaração da Composição Qualitativa e Quantitativa”</text:span><text:span text:style-name="T10"> do produto </text:span><text:bookmark text:name="bkmProName1"/><text:bookmark text:name="bkmProName11"/><text:span text:style-name="T10"><text:s/></text:span><text:span text:style-name="T13"><text:placeholder text:placeholder-type="text">&lt;o.technical_product_id.name&gt;</text:placeholder></text:span><text:span text:style-name="T13"> </text:span><text:span text:style-name="T10">elaborada com base no estudo de análise de cinco bateladas.</text:span></text:p>
            <text:p text:style-name="P24"/>
            <text:p text:style-name="P53"><text:span text:style-name="Fuente_20_de_20_párrafo_20_predeter."><text:span text:style-name="T37"><text:text-input text:description="&lt;for each=&quot;manufacturer in o.partner_role_in_registry_ids&quot;&gt;">&lt;for each="manufacturer in o.partner_role_in_registry_ids"&gt;</text:text-input></text:span></text:span></text:p>
            <text:p text:style-name="P54"><text:span text:style-name="Fuente_20_de_20_párrafo_20_predeter."><text:span text:style-name="T31"><text:text-input text:description="&lt;if test=&quot;manufacturer.type =='manufacturer'&quot;&gt;">&lt;if test="manufacturer.type =='manufacturer'"&gt;</text:text-input></text:span></text:span></text:p>
            <text:p text:style-name="P54"><text:span text:style-name="T9">Fabricante: </text:span><text:span text:style-name="T24"><text:placeholder text:placeholder-type="text">&lt;manufacturer.partner_id.name&gt;</text:placeholder></text:span></text:p>
            <text:p text:style-name="P19"><text:span text:style-name="Fuente_20_de_20_párrafo_20_predeter."><text:span text:style-name="T36"><text:text-input text:description="&lt;/if&gt;">&lt;/if&gt;</text:text-input></text:span></text:span></text:p>
            <text:p text:style-name="P54"><text:span text:style-name="Fuente_20_de_20_párrafo_20_predeter."><text:span text:style-name="T32"><text:text-input text:description="&lt;/for&gt;">&lt;/for&gt;</text:text-input></text:span></text:span></text:p>
            <text:p text:style-name="P24"/>
            <text:p text:style-name="P33"><text:span text:style-name="T16">Estudo de análise de cinco bateladas:</text:span><text:span text:style-name="T16"> </text:span></text:p>
            <text:p text:style-name="P26"><text:bookmark-start text:name="bkm5bRef1"/><field:fieldmark-start text:name="__Fieldmark__547_645984685" field:type=""/><text:placeholder text:placeholder-type="text">&lt;if test="get_one_doc_presentation(o.study_presentation_ids,  'Five-Batches','approved')"&gt;</text:placeholder></text:p>
            <text:p text:style-name="P26"/>
            <text:p text:style-name="P22"><text:span text:style-name="T38"><text:placeholder text:placeholder-type="text">&lt;get_one_doc_presentation(o.study_presentation_ids,  'Five-Batches', 'approved').study_id.reference&gt;</text:placeholder></text:span><text:span text:style-name="T38">, </text:span><text:span text:style-name="T38"><text:placeholder text:placeholder-type="text">&lt;get_one_doc_presentation(o.study_presentation_ids,  'Five-Batches', 'approved').study_id.name&gt;</text:placeholder></text:span><text:span text:style-name="T38">,</text:span><text:span text:style-name="T38"><text:placeholder text:placeholder-type="text">&lt;get_one_doc_presentation(o.study_presentation_ids,  'Five-Batches', 'approved').study_id.laboratory_id.name&gt;</text:placeholder></text:span><text:span text:style-name="T38">, </text:span><text:span text:style-name="T38"><text:placeholder text:placeholder-type="text">&lt;get_one_doc_presentation(o.study_presentation_ids,  'Five-Batches', 'approved').study_id.director_author_id.name&gt;</text:placeholder></text:span><text:span text:style-name="T38">, <text:s text:c="5"/></text:span><text:span text:style-name="T38"><text:placeholder text:placeholder-type="text">&lt;get_one_doc_presentation(o.study_presentation_ids,  'Five-Batches', 'approved').study_id.number_of_pages&gt;</text:placeholder></text:span><text:span text:style-name="T38"> </text:span><text:span text:style-name="T38">pag</text:span><text:span text:style-name="T38">, </text:span><text:span text:style-name="T38"><text:placeholder text:placeholder-type="text">&lt;get_one_doc_presentation(o.study_presentation_ids,  'Five-Batches', 'approved').study_id.end_date&gt;</text:placeholder></text:span></text:p>
            <text:p text:style-name="P23"/>
            <text:p text:style-name="P27"><text:placeholder text:placeholder-type="text">&lt;/if&gt;</text:placeholder></text:p>
            <text:p text:style-name="P34"><field:fieldmark-end/><text:span text:style-name="T21"><text:placeholder text:placeholder-type="text">&lt;if test="get_one_doc_presentation(o.partner_document_presentation_ids,  '5 Batches','approved')"&gt;</text:placeholder></text:span></text:p>
            <text:p text:style-name="P29"><text:bookmark-end text:name="bkm5bRef1"/><text:span text:style-name="T23">Juntamente co</text:span><text:span text:style-name="T4">m o estudo de análise de 5 bateladas segue cópia autenticada com tradução juramentada </text:span><text:span text:style-name="T23">do documento comprobatório de produção de cada batelada informando a unidade de fabricação - </text:span><text:bookmark-start text:name="bkmCorro1"/><field:fieldmark-start text:name="__Fieldmark__564_645984685" field:type=""/><field:fieldmark-end/><text:bookmark-end text:name="bkmCorro1"/><text:span text:style-name="T22"><text:placeholder text:placeholder-type="text">&lt;get_one_doc_presentation(o.partner_document_presentation_ids,  '5 Batches', 'approved').partner_document_id.name&gt;</text:placeholder></text:span><text:span text:style-name="T22">, </text:span><text:span text:style-name="T22"><text:placeholder text:placeholder-type="text">&lt;get_one_doc_presentation(o.partner_document_presentation_ids,  '5 Batches', 'approved').partner_document_id.number_of_pages&gt;</text:placeholder></text:span><text:span text:style-name="T22"> Pag, </text:span><text:span text:style-name="T22"><text:placeholder text:placeholder-type="text">&lt;get_one_doc_presentation(o.partner_document_presentation_ids,  '5 Batches', 'approved').partner_document_id.issue_date&gt;</text:placeholder></text:span></text:p>
            <text:p text:style-name="P31"><text:placeholder text:placeholder-type="text">&lt;/if&gt;</text:placeholder></text:p>
            <text:p text:style-name="P47"/>
            <text:p text:style-name="P46"/>
          </table:table-cell>
        </table:table-row>
        <text:soft-page-break/>
        <table:table-row table:style-name="Table1.2">
          <table:table-cell table:style-name="Table1.A1" office:value-type="string">
            <text:p text:style-name="P36"/>
            <text:p text:style-name="P36">16.2. Descrição dos efeitos observados relacionados às impurezas relevantes (por exemplo, efeitos toxicológicos ou efeitos sobre a estabilidade do ingrediente ativo).</text:p>
            <text:p text:style-name="P36"/>
            <text:p text:style-name="P36"/>
            <text:p text:style-name="P44"><text:span text:style-name="T5">A discussão sobre a formação teórica de todas as possíveis impurezas geradas no processo de produção é relatada na </text:span><text:span text:style-name="T8">“Declaração da </text:span><text:span text:style-name="T12">Composição Qualitativa e Quantitativa”</text:span><text:span text:style-name="T10"> do produto </text:span><text:span text:style-name="T14"><text:placeholder text:placeholder-type="text">&lt;o.technical_product_id.name&gt;</text:placeholder></text:span><text:span text:style-name="T14"> </text:span><text:bookmark-start text:name="bkmProName21"/><text:span text:style-name="T12"><text:s/></text:span><text:bookmark-end text:name="bkmProName21"/><text:span text:style-name="T35"><text:s/></text:span><text:span text:style-name="T10">e na “</text:span><text:span text:style-name="T12">Descrição do processo de produção do produto técnico fornecida pelo fabricante</text:span><text:span text:style-name="T10">”</text:span><text:span text:style-name="T5">.</text:span></text:p>
            <text:p text:style-name="P56"/>
            <text:p text:style-name="P44"><text:span text:style-name="T5">Estas informações e documentos estão constantes no </text:span><text:span text:style-name="T8">Anexo 16.1</text:span><text:span text:style-name="T5"> e no </text:span><text:span text:style-name="T8">Anexo 16.5.</text:span></text:p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45"/>
            <text:p text:style-name="P36">16.3.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      <text:p text:style-name="P36"/>
            <text:p text:style-name="Body_20_Text_20_3"><text:span text:style-name="T5">As impurezas são discutidas na </text:span><text:span text:style-name="T8">“Declaração da </text:span><text:span text:style-name="T12">Composição Qualitativa e Quantitativa”</text:span><text:span text:style-name="T10"> </text:span><text:span text:style-name="T5">do produto </text:span><text:span text:style-name="T14"><text:placeholder text:placeholder-type="text">&lt;o.technical_product_id.name&gt;</text:placeholder></text:span><text:span text:style-name="T14"> </text:span><text:bookmark-start text:name="bkmProName31"/><text:span text:style-name="T12"><text:s/></text:span><text:bookmark-end text:name="bkmProName31"/><text:span text:style-name="T10">;</text:span></text:p>
            <text:p text:style-name="P59"/>
            <text:p text:style-name="Body_20_Text_20_3"><text:span text:style-name="T10">A metologia analítica quali-quantitativa do </text:span><text:span text:style-name="T12">ingrediente ativo</text:span><text:span text:style-name="T10"> e suas </text:span><text:span text:style-name="T12">impurezas </text:span><text:span text:style-name="T10">encontram-se descritas no </text:span><text:span text:style-name="T12">Estudo de Análise de Cinco Bateladas</text:span><text:span text:style-name="T10"> do produto;</text:span></text:p>
            <text:p text:style-name="P55"/>
            <text:p text:style-name="P60"><text:span text:style-name="T5">Estas informações e documentos estão constantes no </text:span><text:span text:style-name="T8">Anexo 16.1:</text:span></text:p>
            <text:p text:style-name="P48"/>
          </table:table-cell>
        </table:table-row>
        <table:table-row table:style-name="Table1.2">
          <table:table-cell table:style-name="Table1.A1" office:value-type="string">
            <text:p text:style-name="P45"/>
            <text:p text:style-name="P36">16.4. Descrição da metodologia analítica dos principais produtos de degradação do ingrediente ativo, para fins de monitoramento e fiscalização.</text:p>
            <text:p text:style-name="P36"/>
            <text:p text:style-name="P44"><text:span text:style-name="T5">Os principais produtos de degradação do ingrediente ativo, para fins de monitoramento e fiscalização, são discutidos na </text:span><text:span text:style-name="T12">“Declaração da Composição Qualitativa e Quantitativa”</text:span><text:span text:style-name="T10"> do produto </text:span><text:span text:style-name="T14"><text:placeholder text:placeholder-type="text">&lt;o.technical_product_id.name&gt;</text:placeholder></text:span><text:span text:style-name="T14"> </text:span><text:bookmark-start text:name="bkmProName41"/><text:span text:style-name="T12"><text:s/></text:span><text:bookmark-end text:name="bkmProName41"/><text:span text:style-name="T10">.</text:span><text:span text:style-name="T5"> </text:span></text:p>
            <text:p text:style-name="P57"/>
            <text:p text:style-name="P44"><text:span text:style-name="T10">A </text:span><text:span text:style-name="T5">descrição da metodologia analítica para os produtos de degradação do ingrediente ativo, para fins de monitoramento e fiscalização, </text:span><text:span text:style-name="T10">encontra-se detalhada no “</text:span><text:span text:style-name="T12">Estudo de Análise de Cinco Bateladas”</text:span><text:span text:style-name="T10"> do produto;</text:span><text:span text:style-name="T5"> </text:span></text:p>
            <text:p text:style-name="P60"><text:span text:style-name="T5">Estas informações e documentos estão constantes no </text:span><text:span text:style-name="T8">Anexo 16.1</text:span></text:p>
            <text:p text:style-name="P61"/>
          </table:table-cell>
        </table:table-row>
        <table:table-row table:style-name="Table1.5">
          <table:table-cell table:style-name="Table1.A5" office:value-type="string">
            <text:p text:style-name="P36"/>
            <text:p text:style-name="P36">16.5. Descrição do processo de produção do produto técnico, contemplando suas etapas de síntese, seus subprodutos e impurezas, fornecida pelo fabricante.</text:p>
            <text:p text:style-name="P36"/>
            <text:p text:style-name="P37"><text:span text:style-name="T15">Seguem anexas as c</text:span><text:span text:style-name="T17">ópias autenticadas das</text:span><text:span text:style-name="T9"> </text:span><text:span text:style-name="T17">declarações fornecidas pelo fabricante e de suas respectivas traduções juramentadas:</text:span></text:p>
            <text:p text:style-name="P39"/>
            <text:p text:style-name="P53"><text:span text:style-name="Fuente_20_de_20_párrafo_20_predeter."><text:span text:style-name="T37"><text:text-input text:description="&lt;for each=&quot;manufacturer in o.partner_role_in_registry_ids&quot;&gt;">&lt;for each="manufacturer in o.partner_role_in_registry_ids"&gt;</text:text-input></text:span></text:span></text:p>
            <text:p text:style-name="P54"><text:span text:style-name="Fuente_20_de_20_párrafo_20_predeter."><text:span text:style-name="T31"><text:text-input text:description="&lt;if test=&quot;manufacturer.type =='manufacturer'&quot;&gt;">&lt;if test="manufacturer.type =='manufacturer'"&gt;</text:text-input></text:span></text:span></text:p>
            <text:p text:style-name="P54"><text:span text:style-name="T9">Fabricante: <text:s/></text:span><text:span text:style-name="Fuente_20_de_20_párrafo_20_predeter."><text:span text:style-name="T33"><text:placeholder text:placeholder-type="text">&lt;manufacturer.partner_id.name&gt;</text:placeholder></text:span></text:span></text:p>
            <text:p text:style-name="P19"><text:span text:style-name="Fuente_20_de_20_párrafo_20_predeter."><text:span text:style-name="T36"><text:text-input text:description="&lt;/if&gt;">&lt;/if&gt;</text:text-input></text:span></text:span></text:p>
            <text:p text:style-name="P54"><text:span text:style-name="Fuente_20_de_20_párrafo_20_predeter."><text:span text:style-name="T32"><text:text-input text:description="&lt;/for&gt;">&lt;/for&gt;</text:text-input></text:span></text:span></text:p>
            <text:p text:style-name="P39"/>
            <text:p text:style-name="P40"><text:placeholder text:placeholder-type="text">&lt;if test="get_one_doc_presentation(o.partner_document_presentation_ids,  'Authorization letter','approved')"&gt;</text:placeholder><text:soft-page-break/></text:p>
            <text:p text:style-name="P37"><text:bookmark-start text:name="Bookmark"/><text:span text:style-name="T6">Carta de Autorização de Acesso de Uso de Dados - </text:span><text:bookmark-start text:name="bkmCartaAuto"/><field:fieldmark-start text:name="__Fieldmark__840_645984685" field:type=""/><text:span text:style-name="T22"><text:placeholder text:placeholder-type="text">&lt;get_one_doc_presentation(o.partner_document_presentation_ids,  'Authorization letter', 'approved').partner_document_id.name&gt;</text:placeholder></text:span><text:span text:style-name="T22">, </text:span><text:span text:style-name="T22"><text:placeholder text:placeholder-type="text">&lt;get_one_doc_presentation(o.partner_document_presentation_ids,  'Authorization letter', 'approved').partner_document_id.number_of_pages&gt;</text:placeholder></text:span><text:span text:style-name="T22"> Pag, </text:span><text:span text:style-name="T22"><text:placeholder text:placeholder-type="text">&lt;get_one_doc_presentation(o.partner_document_presentation_ids,  'Authorization letter', 'approved').partner_document_id.issue_date&gt;</text:placeholder></text:span></text:p>
            <text:p text:style-name="P37"><text:span text:style-name="T30"><text:placeholder text:placeholder-type="text">&lt;/if&gt;</text:placeholder></text:span><field:fieldmark-end/><text:bookmark-end text:name="bkmCartaAuto"/></text:p>
            <text:p text:style-name="P51"/>
            <text:p text:style-name="P40"><text:bookmark-end text:name="Bookmark"/><text:placeholder text:placeholder-type="text">&lt;if test="get_one_doc_presentation(o.partner_document_presentation_ids,  'Process of manufacture','approved')"&gt;</text:placeholder></text:p>
            <text:p text:style-name="P37"><text:span text:style-name="T11">Descrição do processo de produção do produto técnico fornecida pelo fabricante</text:span><text:span text:style-name="T4"> -</text:span><text:span text:style-name="T22"><text:placeholder text:placeholder-type="text">&lt;get_one_doc_presentation(o.partner_document_presentation_ids,  'Process of manufacture', 'approved').partner_document_id.name&gt;</text:placeholder></text:span><text:span text:style-name="T22">, </text:span><text:span text:style-name="T22"><text:placeholder text:placeholder-type="text">&lt;get_one_doc_presentation(o.partner_document_presentation_ids,  'Process of manufacture', 'approved').partner_document_id.number_of_pages&gt;</text:placeholder></text:span><text:span text:style-name="T22"> Pag, </text:span><text:span text:style-name="T22"><text:placeholder text:placeholder-type="text">&lt;get_one_doc_presentation(o.partner_document_presentation_ids,  'Process of manufacture', 'approved').partner_document_id.issue_date&gt;</text:placeholder></text:span></text:p>
            <text:p text:style-name="P43"><text:placeholder text:placeholder-type="text">&lt;/if&gt;</text:placeholder></text:p>
            <text:p text:style-name="P52"/>
            <text:p text:style-name="P41"><text:placeholder text:placeholder-type="text">&lt;if test="get_one_doc_presentation(o.partner_document_presentation_ids,  'Justification of impurities','approved')"&gt;</text:placeholder></text:p>
            <text:p text:style-name="P37"><text:span text:style-name="T17">Discussão sobre a formação teórica de todas as possíveis impurezas geradas no processo de fabricação do produto técnico </text:span><text:span text:style-name="T22"><text:placeholder text:placeholder-type="text">&lt;get_one_doc_presentation(o.partner_document_presentation_ids,  'Justification of impurities', 'approved').partner_document_id.name&gt;</text:placeholder></text:span><text:span text:style-name="T22">, </text:span><text:span text:style-name="T22"><text:placeholder text:placeholder-type="text">&lt;get_one_doc_presentation(o.partner_document_presentation_ids,  'Justification of impurities', 'approved').partner_document_id.number_of_pages&gt;</text:placeholder></text:span><text:span text:style-name="T22"> Pag, </text:span><text:span text:style-name="T22"><text:placeholder text:placeholder-type="text">&lt;get_one_doc_presentation(o.partner_document_presentation_ids,  'Justification of impurities', 'approved').partner_document_id.issue_date&gt;</text:placeholder></text:span></text:p>
            <text:p text:style-name="P43"><text:placeholder text:placeholder-type="text">&lt;/if&gt;</text:placeholder></text:p>
            <text:p text:style-name="P39"/>
            <text:p text:style-name="P41"><text:placeholder text:placeholder-type="text">&lt;if test="get_one_doc_presentation(o.partner_document_presentation_ids,  'Declaration of Supply','approved')"&gt;</text:placeholder></text:p>
            <text:p text:style-name="P37"><text:span text:style-name="T6">Declaração do fabricante assegurando o fornecimento do produto para o registrante conforme as especificações do registro - </text:span><text:span text:style-name="T22"><text:placeholder text:placeholder-type="text">&lt;get_one_doc_presentation(o.partner_document_presentation_ids,  'Declaration of Supply', 'approved').partner_document_id.name&gt;</text:placeholder></text:span><text:span text:style-name="T22">, </text:span><text:span text:style-name="T22"><text:placeholder text:placeholder-type="text">&lt;get_one_doc_presentation(o.partner_document_presentation_ids,  'Declaration of Supply', 'approved').partner_document_id.number_of_pages&gt;</text:placeholder></text:span><text:span text:style-name="T22"> Pag, </text:span><text:span text:style-name="T22"><text:placeholder text:placeholder-type="text">&lt;get_one_doc_presentation(o.partner_document_presentation_ids,  'Declaration of Supply', 'approved').partner_document_id.issue_date&gt;</text:placeholder></text:span></text:p>
            <text:p text:style-name="P43"><text:placeholder text:placeholder-type="text">&lt;/if&gt;</text:placeholder></text:p>
            <text:p text:style-name="P42"/>
          </table:table-cell>
        </table:table-row>
        <table:table-row table:style-name="Table1.6">
          <table:table-cell table:style-name="Table1.A6" office:value-type="string">
            <text:p text:style-name="P15">16.6. Relatório de estudos de propriedades físico-químicas:</text:p>
          </table:table-cell>
        </table:table-row>
        <table:table-row table:style-name="Table1.7">
          <table:table-cell table:style-name="Table1.A5" office:value-type="string">
            <text:p text:style-name="P16"/>
            <text:p text:style-name="P35"><text:span text:style-name="T29">16.6.1.</text:span><text:span text:style-name="T28"> </text:span><text:span text:style-name="T29">Pressão de vapor </text:span></text:p>
            <text:p text:style-name="P26"><text:placeholder text:placeholder-type="text">&lt;if test="get_one_doc_presentation(o.study_presentation_ids,  'Pressão vapor','approved')"&gt;</text:placeholder></text:p>
            <text:p text:style-name="P25"/>
            <text:p text:style-name="P5"><text:span text:style-name="T19">Resumo</text:span><text:span text:style-name="T18">: </text:span></text:p>
            <text:p text:style-name="P10"><text:placeholder text:placeholder-type="text">&lt;get_one_doc_presentation(o.study_presentation_ids,  'Pressão vapor', 'approved').study_id.summary_pt&gt;</text:placeholder></text:p>
            <text:p text:style-name="P12"/>
            <text:p text:style-name="P6"><text:span text:style-name="T19">Resultado</text:span><text:span text:style-name="T18">: </text:span></text:p>
            <text:p text:style-name="P11"><text:soft-page-break/><text:placeholder text:placeholder-type="text">&lt;get_one_doc_presentation(o.study_presentation_ids,  'Pressão vapor', 'approved').study_id.result_pt&gt;</text:placeholder></text:p>
            <text:p text:style-name="P13"/>
            <text:p text:style-name="P9">Ref.:</text:p>
            <text:p text:style-name="P4"><text:span text:style-name="T20"><text:s/></text:span><text:span text:style-name="T22"><text:placeholder text:placeholder-type="text">&lt;get_one_doc_presentation(o.study_presentation_ids,  'Pressão vapor', 'approved').study_id.reference&gt;</text:placeholder></text:span><text:span text:style-name="T22">, </text:span><text:span text:style-name="T22"><text:placeholder text:placeholder-type="text">&lt;get_one_doc_presentation(o.study_presentation_ids,  'Pressão vapor', 'approved').study_id.name&gt;</text:placeholder></text:span><text:span text:style-name="T22">,</text:span><text:span text:style-name="T22"><text:placeholder text:placeholder-type="text">&lt;get_one_doc_presentation(o.study_presentation_ids,  'Pressão vapor', 'approved').study_id.laboratory_id.name&gt;</text:placeholder></text:span><text:span text:style-name="T22">, </text:span><text:span text:style-name="T22"><text:placeholder text:placeholder-type="text">&lt;get_one_doc_presentation(o.study_presentation_ids,  'Pressão vapor', 'approved').study_id.director_author_id.name&gt;</text:placeholder></text:span><text:span text:style-name="T22">, <text:s text:c="5"/></text:span><text:span text:style-name="T22"><text:placeholder text:placeholder-type="text">&lt;get_one_doc_presentation(o.study_presentation_ids,  'Pressão vapor', 'approved').study_id.number_of_pages&gt;</text:placeholder></text:span><text:span text:style-name="T22"> pag, </text:span><text:span text:style-name="T22"><text:placeholder text:placeholder-type="text">&lt;get_one_doc_presentation(o.study_presentation_ids,  'Pressão vapor', 'approved').study_id.end_date&gt;</text:placeholder></text:span></text:p>
            <text:p text:style-name="P32"><text:placeholder text:placeholder-type="text">&lt;/if&gt;</text:placeholder></text:p>
            <text:p text:style-name="P32"/>
          </table:table-cell>
        </table:table-row>
        <table:table-row table:style-name="Table1.8">
          <table:table-cell table:style-name="Table1.A1" office:value-type="string">
            <text:p text:style-name="P17"/>
            <text:p text:style-name="P35"><text:span text:style-name="T29">16.6.2.</text:span><text:span text:style-name="T28"> </text:span><text:span text:style-name="T29">Ponto de </text:span><text:bookmark-start text:name="bkmPonFusEbu"/><text:span text:style-name="T29">fusão/ebulição</text:span><text:bookmark-end text:name="bkmPonFusEbu"/><text:span text:style-name="T29"> </text:span></text:p>
            <text:p text:style-name="P26"><text:placeholder text:placeholder-type="text">&lt;if test="get_one_doc_presentation(o.study_presentation_ids,  'Ponto de ebulição','approved')"&gt;</text:placeholder></text:p>
            <text:p text:style-name="P28"/>
            <text:p text:style-name="P5"><text:span text:style-name="T19">Resumo</text:span><text:span text:style-name="T18">: </text:span></text:p>
            <text:p text:style-name="P10"><text:placeholder text:placeholder-type="text">&lt;get_one_doc_presentation(o.study_presentation_ids,  'Ponto de ebulição', 'approved').study_id.summary_pt&gt;</text:placeholder></text:p>
            <text:p text:style-name="P12"/>
            <text:p text:style-name="P6"><text:span text:style-name="T19">Resultado</text:span><text:span text:style-name="T18">: </text:span></text:p>
            <text:p text:style-name="P11"><text:placeholder text:placeholder-type="text">&lt;get_one_doc_presentation(o.study_presentation_ids,  'Ponto de ebulição', 'approved').study_id.result_pt&gt;</text:placeholder></text:p>
            <text:p text:style-name="P13"/>
            <text:p text:style-name="P9">Ref.:</text:p>
            <text:p text:style-name="P4"><text:span text:style-name="T22"><text:placeholder text:placeholder-type="text">&lt;get_one_doc_presentation(o.study_presentation_ids,  'Ponto de ebulição', 'approved').study_id.reference&gt;</text:placeholder></text:span><text:span text:style-name="T22">, </text:span><text:span text:style-name="T22"><text:placeholder text:placeholder-type="text">&lt;get_one_doc_presentation(o.study_presentation_ids,  'Ponto de ebulição', 'approved').study_id.name&gt;</text:placeholder></text:span><text:span text:style-name="T22">,</text:span><text:span text:style-name="T22"><text:placeholder text:placeholder-type="text">&lt;get_one_doc_presentation(o.study_presentation_ids,  'Ponto de ebulição', 'approved').study_id.laboratory_id.name&gt;</text:placeholder></text:span><text:span text:style-name="T22">, </text:span><text:span text:style-name="T22"><text:placeholder text:placeholder-type="text">&lt;get_one_doc_presentation(o.study_presentation_ids,  'Ponto de ebulição', 'approved').study_id.director_author_id.name&gt;</text:placeholder></text:span><text:span text:style-name="T22">, <text:s text:c="5"/></text:span><text:span text:style-name="T22"><text:placeholder text:placeholder-type="text">&lt;get_one_doc_presentation(o.study_presentation_ids,  'Ponto de ebulição', 'approved').study_id.number_of_pages&gt;</text:placeholder></text:span><text:span text:style-name="T22"> pag, </text:span><text:span text:style-name="T22"><text:placeholder text:placeholder-type="text">&lt;get_one_doc_presentation(o.study_presentation_ids,  'Ponto de ebulição', 'approved').study_id.end_date&gt;</text:placeholder></text:span></text:p>
            <text:p text:style-name="P32"><text:placeholder text:placeholder-type="text">&lt;/if&gt;</text:placeholder></text:p>
            <text:p text:style-name="P32"/>
          </table:table-cell>
        </table:table-row>
        <table:table-row table:style-name="Table1.8">
          <table:table-cell table:style-name="Table1.A1" office:value-type="string">
            <text:p text:style-name="P17"/>
            <text:p text:style-name="P35"><text:span text:style-name="T29">16.6.3.</text:span><text:span text:style-name="T28"> </text:span><text:span text:style-name="T29">Solubilidade em água</text:span></text:p>
            <text:p text:style-name="P8"/>
            <text:p text:style-name="P26"><text:placeholder text:placeholder-type="text">&lt;if test="get_one_doc_presentation(o.study_presentation_ids,  'Solubilidade/Miscibilidade','approved')"&gt;</text:placeholder></text:p>
            <text:p text:style-name="P28"/>
            <text:p text:style-name="P5"><text:span text:style-name="T19">Resumo</text:span><text:span text:style-name="T18">: </text:span></text:p>
            <text:p text:style-name="P10"><text:placeholder text:placeholder-type="text">&lt;get_one_doc_presentation(o.study_presentation_ids,  'Solubilidade/Miscibilidade', 'approved').study_id.summary_pt&gt;</text:placeholder></text:p>
            <text:p text:style-name="P12"/>
            <text:p text:style-name="P6"><text:span text:style-name="T19">Resultado</text:span><text:span text:style-name="T18">:</text:span></text:p>
            <text:p text:style-name="P6"><text:span text:style-name="T18"><text:s/></text:span><text:span text:style-name="T22"><text:placeholder text:placeholder-type="text">&lt;get_one_doc_presentation(o.study_presentation_ids,  'Solubilidade/Miscibilidade', 'approved').study_id.result_pt&gt;</text:placeholder></text:span></text:p>
            <text:p text:style-name="P13"/>
            <text:p text:style-name="P9"><text:soft-page-break/>Ref.:</text:p>
            <text:p text:style-name="P4"><text:span text:style-name="T20"><text:s/></text:span><text:span text:style-name="T22"><text:placeholder text:placeholder-type="text">&lt;get_one_doc_presentation(o.study_presentation_ids,  'Solubilidade/Miscibilidade', 'approved').study_id.reference&gt;</text:placeholder></text:span><text:span text:style-name="T22">, </text:span><text:span text:style-name="T22"><text:placeholder text:placeholder-type="text">&lt;get_one_doc_presentation(o.study_presentation_ids,  'Solubilidade/Miscibilidade', 'approved').study_id.name&gt;</text:placeholder></text:span><text:span text:style-name="T22">,</text:span><text:span text:style-name="T22"><text:placeholder text:placeholder-type="text">&lt;get_one_doc_presentation(o.study_presentation_ids,  'Solubilidade/Miscibilidade', 'approved').study_id.laboratory_id.name&gt;</text:placeholder></text:span><text:span text:style-name="T22">, </text:span><text:span text:style-name="T22"><text:placeholder text:placeholder-type="text">&lt;get_one_doc_presentation(o.study_presentation_ids,  'Solubilidade/Miscibilidade', 'approved').study_id.director_author_id.name&gt;</text:placeholder></text:span><text:span text:style-name="T22">, <text:s text:c="5"/></text:span><text:span text:style-name="T22"><text:placeholder text:placeholder-type="text">&lt;get_one_doc_presentation(o.study_presentation_ids,  'Solubilidade/Miscibilidade', 'approved').study_id.number_of_pages&gt;</text:placeholder></text:span><text:span text:style-name="T22"> pag, </text:span><text:span text:style-name="T22"><text:placeholder text:placeholder-type="text">&lt;get_one_doc_presentation(o.study_presentation_ids,  'Solubilidade/Miscibilidade', 'approved').study_id.end_date&gt;</text:placeholder></text:span></text:p>
            <text:p text:style-name="P32"><text:placeholder text:placeholder-type="text">&lt;/if&gt;</text:placeholder></text:p>
            <text:p text:style-name="P32"/>
          </table:table-cell>
        </table:table-row>
        <table:table-row table:style-name="Table1.10">
          <table:table-cell table:style-name="Table1.A1" office:value-type="string">
            <text:p text:style-name="P30"/>
            <text:p text:style-name="P38"><text:span text:style-name="T26">16.6.4.</text:span><text:span text:style-name="T27"> </text:span><text:span text:style-name="T26">Coeficiente de partição N-octanol/água </text:span></text:p>
            <text:p text:style-name="P35"/>
            <text:p text:style-name="P8"/>
            <text:p text:style-name="P26"><text:placeholder text:placeholder-type="text">&lt;if test="get_one_doc_presentation(o.study_presentation_ids,  'Coeficiente de partição N-octanol/água','approved')"&gt;</text:placeholder></text:p>
            <text:p text:style-name="P28"/>
            <text:p text:style-name="P5"><text:span text:style-name="T19">Resumo</text:span><text:span text:style-name="T18">: </text:span><text:span text:style-name="T22"><text:placeholder text:placeholder-type="text">&lt;get_one_doc_presentation(o.study_presentation_ids,  'Coeficiente de partição N-octanol/água', 'approved').study_id.summary_pt&gt;</text:placeholder></text:span></text:p>
            <text:p text:style-name="P12"/>
            <text:p text:style-name="P6"><text:span text:style-name="T19">Resultado</text:span><text:span text:style-name="T18">: </text:span><text:span text:style-name="T22"><text:placeholder text:placeholder-type="text">&lt;get_one_doc_presentation(o.study_presentation_ids,  'Coeficiente de partição N-octanol/água', 'approved').study_id.result_pt&gt;</text:placeholder></text:span></text:p>
            <text:p text:style-name="P13"/>
            <text:p text:style-name="P4"><text:span text:style-name="T19">Ref.:</text:span><text:span text:style-name="T20"> </text:span><text:span text:style-name="T22"><text:placeholder text:placeholder-type="text">&lt;get_one_doc_presentation(o.study_presentation_ids,  'Coeficiente de partição N-octanol/água', 'approved').study_id.reference&gt;</text:placeholder></text:span><text:span text:style-name="T22">, </text:span><text:span text:style-name="T22"><text:placeholder text:placeholder-type="text">&lt;get_one_doc_presentation(o.study_presentation_ids,  'Coeficiente de partição N-octanol/água', 'approved').study_id.name&gt;</text:placeholder></text:span><text:span text:style-name="T22">,</text:span><text:span text:style-name="T22"><text:placeholder text:placeholder-type="text">&lt;get_one_doc_presentation(o.study_presentation_ids,  'Coeficiente de partição N-octanol/água', 'approved').study_id.laboratory_id.name&gt;</text:placeholder></text:span><text:span text:style-name="T22">, </text:span><text:span text:style-name="T22"><text:placeholder text:placeholder-type="text">&lt;get_one_doc_presentation(o.study_presentation_ids,  'Coeficiente de partição N-octanol/água', 'approved').study_id.director_author_id.name&gt;</text:placeholder></text:span><text:span text:style-name="T22">, <text:s text:c="5"/></text:span><text:span text:style-name="T22"><text:placeholder text:placeholder-type="text">&lt;get_one_doc_presentation(o.study_presentation_ids,  'Coeficiente de partição N-octanol/água', 'approved').study_id.number_of_pages&gt;</text:placeholder></text:span><text:span text:style-name="T22"> pag, </text:span><text:span text:style-name="T22"><text:placeholder text:placeholder-type="text">&lt;get_one_doc_presentation(o.study_presentation_ids,  'Coeficiente de partição N-octanol/água', 'approved').study_id.end_date&gt;</text:placeholder></text:span></text:p>
            <text:p text:style-name="P32"><text:placeholder text:placeholder-type="text">&lt;/if&gt;</text:placeholder></text:p>
            <text:p text:style-name="P3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1" fo:font-size="8pt" style:font-size-asian="8pt" style:font-name-complex="Tahoma2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top="0in" fo:margin-bottom="0in" fo:line-height="100%" fo:text-align="justify" style:justify-single-word="false"/>
      <style:text-properties style:font-name="Times New Roman" style:font-name-asian="Times New Roman1" style:language-asian="pt" style:country-asian="BR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1" fo:font-size="8pt" style:font-size-asian="8pt" style:font-name-complex="Tahoma2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language="pt" fo:country="BR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17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MT1" style:family="text"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MT2" style:family="text">
      <style:text-properties style:font-name="Arial1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MT3" style:family="text">
      <style:text-properties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1.3799in" fo:margin-bottom="0.983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4717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'pt_BR')&gt;</text:placeholder></text:span><text:span text:style-name="MT2"><text:tab/></text:span><text:span text:style-name="Fuente_20_de_20_párrafo_20_predeter."><text:span text:style-name="MT3"><text:placeholder text:placeholder-type="text">&lt;o.technical_product_id.name&gt;</text:placehold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3</meta:editing-cycles>
    <meta:print-date>2010-04-15T11:33:00</meta:print-date>
    <meta:creation-date>2013-06-12T10:03:31</meta:creation-date>
    <dc:date>2013-07-01T13:28:19</dc:date>
    <meta:editing-duration>PT2H45M54S</meta:editing-duration>
    <meta:generator>LibreOffice/3.5$Linux_X86_64 LibreOffice_project/350m1$Build-2</meta:generator>
    <meta:document-statistic meta:table-count="1" meta:image-count="0" meta:object-count="0" meta:page-count="5" meta:paragraph-count="84" meta:word-count="798" meta:character-count="11324" meta:non-whitespace-character-count="10507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VI.dotx" xlink:href=""/>
  </office:meta>
</office:document-meta>
</file>